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5"/>
          <table:table-cell office:value-type="string" calcext:value-type="string">
            <text:p>Starting Round: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1.0 25' to all players.</text:p>
          </table:table-cell>
          <table:table-cell table:number-columns-repeated="5"/>
          <table:table-cell office:value-type="string" calcext:value-type="string">
            <text:p>The player Subject1.0 has Subject3.0 chips</text:p>
          </table:table-cell>
        </table:table-row>
        <table:table-row table:style-name="ro1">
          <table:table-cell office:value-type="string" calcext:value-type="string">
            <text:p>Sent message 'Chips Subject3.0 25' to all players.</text:p>
          </table:table-cell>
          <table:table-cell table:number-columns-repeated="5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2.0 25' to all players.</text:p>
          </table:table-cell>
          <table:table-cell table:number-columns-repeated="5"/>
          <table:table-cell office:value-type="string" calcext:value-type="string">
            <text:p>The player Subject1.0 has Subject2.0 chips</text:p>
          </table:table-cell>
        </table:table-row>
        <table:table-row table:style-name="ro1">
          <table:table-cell office:value-type="string" calcext:value-type="string">
            <text:p>Sent message 'Cards Ac Kh 2c Tc 8h' to player #0.</text:p>
          </table:table-cell>
          <table:table-cell table:number-columns-repeated="5"/>
          <table:table-cell office:value-type="string" calcext:value-type="string">
            <text:p>Player Subject1.0 hand ['Ac', 'Kh', '2c', 'Tc', '8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5"/>
          <table:table-cell office:value-type="string" calcext:value-type="string">
            <text:p>The ante is: Subject1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1.0 10' to all players.</text:p>
          </table:table-cell>
          <table:table-cell table:number-columns-repeated="5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3.0 10' to all players.</text:p>
          </table:table-cell>
          <table:table-cell table:number-columns-repeated="5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2.0 10' to all players.</text:p>
          </table:table-cell>
          <table:table-cell table:number-columns-repeated="5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5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1.0Action&gt; All-in</text:p>
          </table:table-cell>
        </table:table-row>
        <table:table-row table:style-name="ro1">
          <table:table-cell office:value-type="string" calcext:value-type="string">
            <text:p>Sent message 'Player_All-in Subject1.0 25' to all players.</text:p>
          </table:table-cell>
          <table:table-cell table:number-columns-repeated="5"/>
          <table:table-cell office:value-type="string" calcext:value-type="string">
            <text:p>Player Subject1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3.0 ' to all players.</text:p>
          </table:table-cell>
          <table:table-cell table:number-columns-repeated="5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2.0 ' to all players.</text:p>
          </table:table-cell>
          <table:table-cell table:number-columns-repeated="5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Round_Win_Undisputed Subject1.0 45' to all players.</text:p>
          </table:table-cell>
          <table:table-cell table:number-columns-repeated="5"/>
          <table:table-cell office:value-type="string" calcext:value-type="string">
            <text:p>Player Subject1.0 won 4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exchanged 1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hand ['Ac', '7d', 'Jh', '4s', 'Jc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won 30 chips undisputed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3.0Action&gt; All-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check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2.0Action&gt; Fol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won 5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2.0 has 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3.0 has 5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4s hand ['Ad', '8c', '8d', '9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won 2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Subject1.0 hand ['8s', 'Ah', '4c', 'Ts', 'Jc']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Unexpected message 'Open 0' from client #0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0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3.0 won 30 chips undisputed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Player Subject1.0 hand ['4h', 'Ac', 'Th', '2s', '4d']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Open 19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office:value-type="string" calcext:value-type="string">
            <text:p><text:s/>Subject3.0 Action: ('Open', 19)</text:p>
          </table:table-cell>
          <table:table-cell table:number-columns-repeated="5"/>
          <table:table-cell office:value-type="string" calcext:value-type="string">
            <text:p>Sent message 'Cards 8s Ah 4c Ts Jc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Cards Td Qs Ac 6c 8h' to player #1.</text:p>
          </table:table-cell>
        </table:table-row>
        <table:table-row table:style-name="ro1">
          <table:table-cell office:value-type="string" calcext:value-type="string">
            <text:p>Request: Player_Open</text:p>
          </table:table-cell>
          <table:table-cell table:number-columns-repeated="5"/>
          <table:table-cell office:value-type="string" calcext:value-type="string">
            <text:p>Sent message 'Cards 4s Ad Qc Kh 7s' to player #2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office:value-type="string" calcext:value-type="string">
            <text:p>Player Subject3.0 opened, has put 19 chips into the pot.</text:p>
          </table:table-cell>
          <table:table-cell table:number-columns-repeated="5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Player Subject3.0 won 39 chips undisputed.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Starting Round: 3</text:p>
          </table:table-cell>
          <table:table-cell table:number-columns-repeated="5"/>
          <table:table-cell office:value-type="string" calcext:value-type="string">
            <text:p>Received expected message from client #0. Message is 'Open 0'.</text:p>
          </table:table-cell>
        </table:table-row>
        <table:table-row table:style-name="ro1">
          <table:table-cell office:value-type="string" calcext:value-type="string">
            <text:p>The player Subject2.0 has 5 chips</text:p>
          </table:table-cell>
          <table:table-cell table:number-columns-repeated="5"/>
          <table:table-cell office:value-type="string" calcext:value-type="string">
            <text:p>Poker server: Disconnecting player 'Subject1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The player Subject3.0 has 65 chips</text:p>
          </table:table-cell>
          <table:table-cell table:number-columns-repeated="5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office:value-type="string" calcext:value-type="string">
            <text:p>Player Subject1.0 hand ['7s', '4d', 'Th', '6c', 'Qd']</text:p>
          </table:table-cell>
          <table:table-cell table:number-columns-repeated="5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Player Subject1.0 goes all-in with a pot of 5 chips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Player Subject2.0 goes all-in with a pot of 5 chips.</text:p>
          </table:table-cell>
          <table:table-cell table:number-columns-repeated="5"/>
          <table:table-cell office:value-type="string" calcext:value-type="string">
            <text:p>Received expected message from client #1. Message is 'Open 10'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Disconnecting player 'Subject2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Check' from client #1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1.</text:p>
          </table:table-cell>
        </table:table-row>
        <table:table-row table:style-name="ro1">
          <table:table-cell office:value-type="string" calcext:value-type="string">
            <text:p>Starting Round: 4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Starting Round: 5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Starting Round: 6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2.0 goes all-in with a po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Starting Round: 7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Starting Round: 8</text:p>
          </table:table-cell>
          <table:table-cell table:number-columns-repeated="5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Starting Round: 9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Starting Round: 10</text:p>
          </table:table-cell>
          <table:table-cell table:number-columns-repeated="5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Starting Round: 11</text:p>
          </table:table-cell>
          <table:table-cell table:number-columns-repeated="5"/>
          <table:table-cell office:value-type="string" calcext:value-type="string">
            <text:p>Poker server: Player Subject3.0 won 30 chips undisputed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office:value-type="string" calcext:value-type="string">
            <text:p>Starting Round: 12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Round_Win_Undisputed Subject3.0 3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Starting Round: 13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made a forced bet of 2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Subject1.0 lasted 3 rounds. Final chips: 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4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4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h Ac Th 2s 4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s 9s Qs K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d As 2c Jc Q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3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9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expected message from client #2. Message is 'Open 19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Open Subject3.0 1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9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39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3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6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6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4d Th 6c Q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3s 3h 7d Ah 5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3c As 2c 7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3.0'. Error during draw: java.io.IOException: No response from player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7s 4d Th 6c Qd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3s 3h 7d Ah 5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3c As 2c 7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3.0 5' to all playe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38:10.550766056</meta:creation-date>
    <dc:date>2019-12-12T19:38:04.754589379</dc:date>
    <meta:editing-duration>PT18M2S</meta:editing-duration>
    <meta:editing-cycles>1</meta:editing-cycles>
    <meta:document-statistic meta:table-count="2" meta:cell-count="426" meta:object-count="0"/>
    <meta:generator>LibreOffice/6.2.8.2$Linux_X86_64 LibreOffice_project/20$Build-2</meta:generator>
  </office:meta>
</office:document-meta>
</file>